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Simple.get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hildBean.setParent( TestBeanSimp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WithCustomSerializerLocatedB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egatingSerializerFactory.createSerializer( SerializerProvider prov , Java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hildBea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WithSelecte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hildBean.get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hild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Jackson2XmlViewTests.valida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Jackson2XmlViewTests.renderWithCustomSerializerLocatedB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Jackson2XmlViewTests.isExposePath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ializerFactory.DelegatingSerializerFactory( SerializerFac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SimpleSerializer.serialize( Object value , JsonGenerator jgen , Serializer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XmlViewTests.render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BeanSimple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Simple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SimpleBeanWith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ppingJackson2XmlViewTests.renderOnlySpecifiedMode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eanSimple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ModelWithMultipl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Simple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ViewTests.renderSimp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